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  <style:text-properties style:text-position="sub 58%"/>
    </style:style>
    <style:style style:name="P5" style:family="paragraph">
      <style:paragraph-properties fo:text-align="center"/>
      <style:text-properties style:text-position="super 58%" fo:font-size="18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3.616cm" svg:height="2.699cm" svg:x="0.094cm" svg:y="2.155cm">
          <draw:glue-point draw:id="4" svg:x="5cm" svg:y="-2.423cm"/>
          <draw:glue-point draw:id="5" svg:x="5cm" svg:y="2.282cm"/>
          <text:p text:style-name="P1"><text:span text:style-name="T1">Target Object</text:span></text:p>
          <draw:enhanced-geometry svg:viewBox="0 0 21600 21600" draw:path-stretchpoint-x="10800" draw:path-stretchpoint-y="10800" draw:text-areas="?f3 ?f4 ?f5 ?f6" draw:type="round-rectangle" draw:modifiers="50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4" draw:layer="layout" svg:width="3.509cm" svg:height="1.429cm" svg:x="16.635cm" svg:y="5.201cm">
          <text:p text:style-name="P1"><text:span text:style-name="T1">Source Bi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" draw:layer="layout" svg:width="3.52cm" svg:height="2.54cm" svg:x="9.65cm" svg:y="2.215cm">
          <draw:glue-point draw:id="4" svg:x="-5cm" svg:y="-2.5cm"/>
          <draw:glue-point draw:id="5" svg:x="-5cm" svg:y="2.5cm"/>
          <text:p text:style-name="P1"><text:span text:style-name="T2">IMultiValueConverter</text:span></text:p>
          <text:p text:style-name="P1"><text:span text:style-name="T2"/></text:p>
          <text:p text:style-name="P1"><text:span text:style-name="T3">ConvertTargetToSources</text:span></text:p>
          <text:p text:style-name="P1"><text:span text:style-name="T3"/></text:p>
          <text:p text:style-name="P1"><text:span text:style-name="T3">ConvertSourcesTo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65cm" svg:y1="4.12cm" svg:x2="3.71cm" svg:y2="4.119cm" draw:start-shape="id1" draw:start-glue-point="5" draw:end-shape="id2" draw:end-glue-point="5" svg:d="m9650 4120c-4453 0-1484-1-5940-1">
          <text:p text:style-name="P4">TwoWay or OneWayToTarget</text:p>
        </draw:connector>
        <draw:custom-shape draw:style-name="gr2" draw:text-style-name="P2" draw:id="id5" draw:layer="layout" svg:width="3.509cm" svg:height="1.429cm" svg:x="16.635cm" svg:y="2.75cm">
          <text:p text:style-name="P1"><text:span text:style-name="T1">Source Bi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3.509cm" svg:height="1.429cm" svg:x="16.635cm" svg:y="0.345cm">
          <text:p text:style-name="P1"><text:span text:style-name="T1">Source Bi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3.71cm" svg:y1="2.851cm" svg:x2="9.65cm" svg:y2="2.85cm" draw:start-shape="id2" draw:start-glue-point="4" draw:end-shape="id1" draw:end-glue-point="4" svg:d="m3710 2851c4456 0 1487-1 5940-1">
          <text:p text:style-name="P5">TwoWay or OneWayToSource</text:p>
        </draw:connector>
        <draw:connector draw:style-name="gr5" draw:text-style-name="P1" draw:layer="layout" draw:type="curve" svg:x1="13.17cm" svg:y1="3.485cm" svg:x2="16.635cm" svg:y2="1.059cm" draw:start-shape="id1" draw:start-glue-point="1" draw:end-shape="id3" draw:end-glue-point="3" svg:d="m13170 3485c2599 0 867-2426 3465-2426">
          <text:p/>
        </draw:connector>
        <draw:connector draw:style-name="gr5" draw:text-style-name="P1" draw:layer="layout" draw:type="curve" svg:x1="13.17cm" svg:y1="3.485cm" svg:x2="16.635cm" svg:y2="5.915cm" draw:start-shape="id1" draw:start-glue-point="1" draw:end-shape="id4" svg:d="m13170 3485c2599 0 867 2430 3465 2430">
          <text:p/>
        </draw:connector>
        <draw:connector draw:style-name="gr5" draw:text-style-name="P1" draw:layer="layout" draw:type="curve" svg:x1="13.17cm" svg:y1="3.485cm" svg:x2="16.635cm" svg:y2="3.464cm" draw:start-shape="id1" draw:start-glue-point="1" draw:end-shape="id5" draw:end-glue-point="3" svg:d="m13170 3485c2599 0 867-21 3465-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ent Boogaart</meta:initial-creator>
    <meta:creation-date>2009-04-18T11:34:07.81</meta:creation-date>
    <dc:date>2009-04-18T12:23:39.23</dc:date>
    <dc:creator>Kent Boogaart</dc:creator>
    <meta:editing-duration>PT00H34M11S</meta:editing-duration>
    <meta:editing-cycles>14</meta:editing-cycles>
    <meta:generator>OpenOffice.org/3.0$Win32 OpenOffice.org_project/300m15$Build-937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